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a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table:formula="of:=SUM(165+142+166)" office:value-type="float" office:value="473" calcext:value-type="float">
            <text:p>473</text:p>
          </table:table-cell>
          <table:table-cell table:formula="of:=SUM(317+309+245)" office:value-type="float" office:value="871" calcext:value-type="float">
            <text:p>871</text:p>
          </table:table-cell>
          <table:table-cell table:formula="of:=SUM(14+43+82)" office:value-type="float" office:value="139" calcext:value-type="float">
            <text:p>139</text:p>
          </table:table-cell>
          <table:table-cell table:formula="of:=SUM(4+6+7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xicit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5:36:39.211043466</meta:creation-date>
    <dc:date>2023-04-06T15:55:40.557744760</dc:date>
    <meta:editing-duration>PT19M1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